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Experiment 16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4"/>
          <table:table-cell table:style-name="Default" office:value-type="string" calcext:value-type="string">
            <text:p>Predicted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eny</text:p>
          </table:table-cell>
          <table:table-cell/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upport</text:p>
          </table:table-cell>
          <table:table-cell table:style-name="Default" office:value-type="string" calcext:value-type="string">
            <text:p>Deny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/SUM([.B4:.E4])" office:value-type="float" office:value="0.753333333333333" calcext:value-type="float">
            <text:p>0.753333333333333</text:p>
          </table:table-cell>
          <table:table-cell table:formula="of:=[.C4]/SUM([.B4:.E4])" office:value-type="float" office:value="0.106666666666667" calcext:value-type="float">
            <text:p>0.106666666666667</text:p>
          </table:table-cell>
          <table:table-cell table:formula="of:=[.D4]/SUM([.B4:.E4])" office:value-type="float" office:value="0.126666666666667" calcext:value-type="float">
            <text:p>0.126666666666667</text:p>
          </table:table-cell>
          <table:table-cell table:formula="of:=[.E4]/SUM([.B4:.E4])"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02" calcext:value-type="float">
            <text:p>102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5]/SUM([.B5:.E5])" office:value-type="float" office:value="0.085" calcext:value-type="float">
            <text:p>0.085</text:p>
          </table:table-cell>
          <table:table-cell table:formula="of:=[.C5]/SUM([.B5:.E5])" office:value-type="float" office:value="0.446666666666667" calcext:value-type="float">
            <text:p>0.446666666666667</text:p>
          </table:table-cell>
          <table:table-cell table:formula="of:=[.D5]/SUM([.B5:.E5])" office:value-type="float" office:value="0.356666666666667" calcext:value-type="float">
            <text:p>0.356666666666667</text:p>
          </table:table-cell>
          <table:table-cell table:formula="of:=[.E5]/SUM([.B5:.E5])" office:value-type="float" office:value="0.111666666666667" calcext:value-type="float">
            <text:p>0.111666666666667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86" calcext:value-type="float">
            <text:p>86</text:p>
          </table:table-cell>
          <table:table-cell office:value-type="float" office:value="491" calcext:value-type="float">
            <text:p>491</text:p>
          </table:table-cell>
          <table:table-cell office:value-type="float" office:value="627" calcext:value-type="float">
            <text:p>627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B6]/SUM([.B6:.E6])" office:value-type="float" office:value="0.063003663003663" calcext:value-type="float">
            <text:p>0.063003663003663</text:p>
          </table:table-cell>
          <table:table-cell table:formula="of:=[.C6]/SUM([.B6:.E6])" office:value-type="float" office:value="0.35970695970696" calcext:value-type="float">
            <text:p>0.35970695970696</text:p>
          </table:table-cell>
          <table:table-cell table:formula="of:=[.D6]/SUM([.B6:.E6])" office:value-type="float" office:value="0.459340659340659" calcext:value-type="float">
            <text:p>0.459340659340659</text:p>
          </table:table-cell>
          <table:table-cell table:formula="of:=[.E6]/SUM([.B6:.E6])" office:value-type="float" office:value="0.117948717948718" calcext:value-type="float">
            <text:p>0.117948717948718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float" office:value="141" calcext:value-type="float">
            <text:p>141</text:p>
          </table:table-cell>
          <table:table-cell office:value-type="float" office:value="449" calcext:value-type="float">
            <text:p>449</text:p>
          </table:table-cell>
          <table:table-cell office:value-type="float" office:value="483" calcext:value-type="float">
            <text:p>483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B7]/SUM([.B7:.E7])" office:value-type="float" office:value="0.0916179337231969" calcext:value-type="float">
            <text:p>0.091617933723197</text:p>
          </table:table-cell>
          <table:table-cell table:formula="of:=[.C7]/SUM([.B7:.E7])" office:value-type="float" office:value="0.291747888239116" calcext:value-type="float">
            <text:p>0.291747888239116</text:p>
          </table:table-cell>
          <table:table-cell table:formula="of:=[.D7]/SUM([.B7:.E7])" office:value-type="float" office:value="0.313840155945419" calcext:value-type="float">
            <text:p>0.313840155945419</text:p>
          </table:table-cell>
          <table:table-cell table:formula="of:=[.E7]/SUM([.B7:.E7])" office:value-type="float" office:value="0.302794022092268" calcext:value-type="float">
            <text:p>0.302794022092268</text:p>
          </table:table-cell>
        </table:table-row>
        <calcext:conditional-formats>
          <calcext:conditional-format calcext:target-range-address="Sheet1.G4:Sheet1.J7">
            <calcext:color-scale>
              <calcext:color-scale-entry calcext:value="0" calcext:type="minimum" calcext:color="#ffffff"/>
              <calcext:color-scale-entry calcext:value="0" calcext:type="maximum" calcext:color="#3465a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3:35:22.226746963</meta:creation-date>
    <dc:date>2020-10-29T23:41:08.127005792</dc:date>
    <meta:editing-duration>PT5M46S</meta:editing-duration>
    <meta:editing-cycles>2</meta:editing-cycles>
    <meta:generator>LibreOffice/6.4.6.2$Linux_X86_64 LibreOffice_project/40$Build-2</meta:generator>
    <meta:document-statistic meta:table-count="1" meta:cell-count="47" meta:object-count="0"/>
  </office:meta>
</office:document-meta>
</file>